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nux Biolinum Capitals" svg:font-family="'Linux Biolinum Capitals'" style:font-adornments="Bold Small Cap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Modélisation UML</text:p>
      <text:p text:style-name="P1">YoupiJeLis</text:p>
      <text:h text:style-name="Heading_20_1" text:outline-level="1">Cas d'utilisation :</text:h>
      <text:p text:style-name="Text_20_body">Commande d'un ou plusieurs ouvrage</text:p>
      <text:h text:style-name="Heading_20_1" text:outline-level="1">Acteur principal :</text:h>
      <text:p text:style-name="Text_20_body">Utilisateur enregistré</text:p>
      <text:h text:style-name="Heading_20_1" text:outline-level="1">Acteur secondaire :</text:h>
      <text:p text:style-name="Text_20_body">Interface de payement</text:p>
      <text:h text:style-name="Heading_20_1" text:outline-level="1">Objectifs :</text:h>
      <text:p text:style-name="Text_20_body">L'internaute ajoute un ou plusieurs livres dans son panier, valide sa commande et la paye.</text:p>
      <text:h text:style-name="Heading_20_1" text:outline-level="1">Préconditions :</text:h>
      <text:list xml:id="list1541274458" text:style-name="L1">
        <text:list-item>
          <text:p text:style-name="P2">Le catalogue doit contenir des ouvrages,</text:p>
        </text:list-item>
        <text:list-item>
          <text:p text:style-name="P2">Les ouvrages doivent être disponible à l'achat (en stock + autorisé à la vente),</text:p>
        </text:list-item>
        <text:list-item>
          <text:p text:style-name="P2">L'utilisateur doit être authentifié avec un compte renseigné,</text:p>
        </text:list-item>
        <text:list-item>
          <text:p text:style-name="P2">L'utilisateur doit avoir un panier avec au moins un article,</text:p>
        </text:list-item>
        <text:list-item>
          <text:p text:style-name="P2">Il doit valider son panier,</text:p>
        </text:list-item>
        <text:list-item>
          <text:p text:style-name="P2">L’utilisateur doit être capable de payer via un des moyens disponible.</text:p>
        </text:list-item>
      </text:list>
      <text:h text:style-name="Heading_20_1" text:outline-level="1">Postconditions :</text:h>
      <text:list xml:id="list605117591" text:style-name="L6">
        <text:list-item>
          <text:p text:style-name="P7">Mise à jour de l'état des stocks,</text:p>
        </text:list-item>
        <text:list-item>
          <text:p text:style-name="P7">Mise à jour de la liste des commandes liées au compte,</text:p>
        </text:list-item>
        <text:list-item>
          <text:p text:style-name="P7">Envois de la facture par mail,</text:p>
        </text:list-item>
        <text:list-item>
          <text:p text:style-name="P7">Gestion de la commande via la module dédié.</text:p>
        </text:list-item>
      </text:list>
      <text:h text:style-name="Heading_20_1" text:outline-level="1">Scénario nominal :</text:h>
      <text:list xml:id="list1826578417" text:style-name="L2">
        <text:list-item>
          <text:p text:style-name="P3">L'utilisateur valide les information sur l'adresse de livraison,</text:p>
        </text:list-item>
        <text:list-item>
          <text:p text:style-name="P3">Il choisi le mode de payement,</text:p>
        </text:list-item>
        <text:list-item>
          <text:p text:style-name="P3">Il fournis ses informations de payement,</text:p>
        </text:list-item>
        <text:list-item>
          <text:p text:style-name="P3">Le système vérifie que les informations de payement sont juste,</text:p>
        </text:list-item>
        <text:list-item>
          <text:p text:style-name="P3">Le système affiche le récapitulatif de la commande,</text:p>
        </text:list-item>
        <text:list-item>
          <text:p text:style-name="P3">L'utilisateur confirme la transaction,</text:p>
        </text:list-item>
        <text:list-item>
          <text:p text:style-name="P3">Envois d'un reçus de payement/facturation sur la mail du compte,</text:p>
        </text:list-item>
        <text:list-item>
          <text:p text:style-name="P3"><text:soft-page-break/>Redirection vers la page de suivis des commandes.</text:p>
        </text:list-item>
      </text:list>
      <text:h text:style-name="Heading_20_1" text:outline-level="1">Alternative :</text:h>
      <text:p text:style-name="Text_20_body"><text:tab/>1.a L'adresse n'est plus valide</text:p>
      <text:p text:style-name="Text_20_body"><text:tab/><text:tab/>1. Modification de l'adresse </text:p>
      <text:p text:style-name="Text_20_body"><text:tab/>2.a Utilisation d'un moyen de payement différé.</text:p>
      <text:list xml:id="list1399258672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Renvois au point S.N. 5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tab/>2.b Il est déjà enregistré.</text:p>
      <text:list xml:id="list164141540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Passer directement à l'étape 3 du S. nominal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tab/>3.a Il n'y a pas d'article dans le panier</text:p>
      <text:list xml:id="list360731248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Affichage d'un message d'erreur,</text:p>
                        </text:list-item>
                        <text:list-item>
                          <text:p text:style-name="P5">Retour au point 1 du S. nominal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tab/>4.a Il ne paye pas.</text:p>
      <text:list xml:id="list802491432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Demande de confirmation d'abandon du panie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tab/><text:tab/><text:tab/>1.a Confirmation de l'abandon de la commande,</text:p>
      <text:list xml:id="list242235042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uppression de la commande,</text:p>
                                </text:list-item>
                                <text:list-item>
                                  <text:p text:style-name="P9">Retour sur la page du compte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tab/><text:tab/><text:tab/>1.a Refus de l'abandon de la commande.</text:p>
      <text:list xml:id="list409231825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Renvois de l'utilisateur sur le S. nominal 4)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tab/>6.a L'utilisateur veux abandonner</text:p>
      <text:list xml:id="list1621419528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annulation possible de l'opération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1" text:outline-level="1">Exigences supplémentaires :</text:h>
      <text:list xml:id="list1018859036" text:style-name="L10">
        <text:list-item>
          <text:p text:style-name="P11">Exécution de la partie 3 à 5 en moins de 20 minutes,</text:p>
        </text:list-item>
        <text:list-item>
          <text:p text:style-name="P11">Système de payement doit être sécurisé,</text:p>
        </text:list-item>
        <text:list-item>
          <text:p text:style-name="P11">Les pages doit charges en moins de 5 secondes dans 99 % des ca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nux Biolinum Capitals" svg:font-family="'Linux Biolinum Capitals'" style:font-adornments="Bold Small Cap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fo:text-align="center" style:justify-single-word="false" style:page-number="auto" fo:keep-with-next="always"/>
      <style:text-properties style:font-name="Linux Biolinum Capitals" fo:font-size="16pt" fo:font-weight="bold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/>
      <style:text-properties fo:color="#6b4794" style:font-name="Linux Biolinum Capitals" fo:font-size="14pt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oit </meta:initial-creator>
    <meta:creation-date>2013-09-26T09:44:51</meta:creation-date>
    <dc:date>2013-09-26T11:38:17</dc:date>
    <dc:creator>benoit </dc:creator>
    <meta:editing-duration>PT1H10M25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2" meta:paragraph-count="54" meta:word-count="364" meta:character-count="2085" meta:non-whitespace-character-count="1790"/>
  </office:meta>
</office:document-meta>
</file>